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Text_20_body">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Il était un peu avant midi lorsqu’Eren se mit en route pour le Fifth Bar. C’était là qu’il avait rendez-vous avec la très mystréieuse* DALIDA, une dame avec laquelle il avait échangé via l’internet mondial quelques jours auparavant. Leur conversation avait principalement tourné autour d’un événement particulièrement étrange qu’elle clamait avoir vécu. En effet, DALIDA prétendait avoir vu son esprit transféré dans le corps d’un autre homme. Une histoire aussi abracadabrantesque avait bien évidemment eu l’effet d’une bombe sur notre blondin qui lui avait immédiatement proposé une rencontre pour pouvoir parler un peu plus en détails de ce qu’elle avait vécu. Sa proposition acceptée, Eren avait écourté son voyage en Transylvanie – d’où il avait entendu des rumeurs à propos d’êtres immortels qui se nourrissaient du sang des humains- pour pouvoir être de retour à temps dans la capitale française pour son rendez-vous.</text:p>
      <text:p text:style-name="Text_20_body"/>
      <text:p text:style-name="Text_20_body">Le garçon avait pris bien soin de respecter à la lettre la description qu’il avait fournie à DALIDA. Il portait donc un costume noir accompagné d’une chemise blanche et d’une cravate orange. Comme d’habitude en fait. Et comme d’habitude, le tout était complètement sens dessus dessous, la chemise à moitié dans le pantalon et le nœud de cravate aussi serré qu’un Creusois dans un bus en heures creuses (amis de la Creuse, je m’excuse pour cette comparaison plus que douteuse. Les autres, je m’excuse juste pour la répétition du mot « creuse »). Toujours était-il qu’au moins, Eren était fidèle à la description qu’il avait donnée. Non sans s'être perdu à plusieurs reprises et après avoir demandé son chemin à un passant, celui-ci finit par arriver rue Mouffetard, et entra dans l'enseigne en jetant un coup d’œil aux clients déjà attablés à l'affût de ladite dame. Cette première recherche s'avéra infructueuse, aussi le garçon alla s'installer à une table, sans oublier de se pavaner au milieu des personnes assises et sous leurs regards médusés, histoire d'exhiber sa tenue à qui voudrait la voir. N'obtenant pas de résultat de cette manière là non plus, il finit par s'asseoir en observant la foule du coin de l’œil.</text:p>
      <text:p text:style-name="Text_20_body"/>
      <text:p text:style-name="Text_20_body">La première à attirer son attention fut une une petite fille non loin de là, qui avait probablement raté sa superbe entrée parce qu'elle était occupée à interpeller un pauvre serveur qui passait. Elle parvint à capter son regard lorsqu'elle prononça le mot « Dalida », Graal parmi les Graal pour le garçon qui espérait bien ne pas avoir fait le voyage pour rien. Ce dernier attendit que l'échange se termine, visiblement sur un échec vu l'air outré du serveur, avant de se lever et d'aller voir la demoiselle d'un pas hésitant. Bien qu'il fut encore un peu tôt pour le déjeuner, celle-ci devait être affamée puisqu'elle venait d'engloutir une bonne partie du bol de cacahuètes reçu quelques minutes auparavant. Arrivé à sa hauteur, Eren se pencha à sa hauteur, une main grattant l'arrière de son crâne en signe de timidité.</text:p>
      <text:p text:style-name="Text_20_body"/>
      <text:p text:style-name="Text_20_body">- Euuuuh... Bonjour, excusez-moi de vous déranger mais euh... Je vous ai entendu parler d'une « Dalida ». Je cherche une personne portant ce nom, savez-vous qui elle est ? Ou bien où elle se trouve ? Elle doit être grande, svelte, avoir des yeux dorés et un chemisier blanc.</text:p>
      <text:p text:style-name="Text_20_body"/>
      <text:p text:style-name="Text_20_body">Aux yeux de l'ancien assassin, il était impossible que Marie-Madeleine se trouve être la fameuse DALIDA. Elle n'était ni grande, ni fine, et avait tout au plus une dizaine d'années, soit beaucoup moins que les trente ans qu'elle lui avait assuré avoir (nope).</text:p>
      <text:p text:style-name="P1">La jeune fille mit quelques instants avant de remarquer l'intervention d'Eren, qui attendit patiemment qu'elle lève la tête pour lui répondre. Cependant, le silence continua à régner pendant plusieurs secondes alors que Marie-Madeleine semblait comme fascinée par son apparition. Le blondin resta inerte tant que celle-ci n'avait pas pris la parole. A mesure qu'il se faisait décortiqué visuellement, sa tête s'inclinait de plus en plus pour finir quasiment à l'horizontal. Beaucoup de gens auraient été gênés, ou du moins décontenancés, devant une telle attention, mais cela n'était pas le genre de la maison. Non, Eren lui n'avait même pas tiqué devant l'intensité du regard de <text:tab/>la petite humaine, il attendait simplement qu'elle lui donne un signe quelconque qu'il avait frappé à la bonne porte.</text:p>
      <text:p text:style-name="Text_20_body"/>
      <text:p text:style-name="Text_20_body">Ce signe finit par arriver, sous la forme de deux yeux dorés grands ouverts et d'une main tendue. C'est alors que la fille aux cheveux couleur neige ouvrit finalement les lèvres pour interpeller le blondin pour la première fois.</text:p>
      <text:p text:style-name="P1">Un signe de tête fugace et Dalida reprenait la parole, lui racontant comment elle s'était faite traiter de menteuse sur la toile par ce qui passait aux yeux d'Eren comme des fanatiques religieux. La petite fille lui avoua qu'elle était elle-même catholique, ce qui ne tira même pas un soupçon de surprise au blondin. Depuis sa sortie du Centre, un peu plus d'un an auparavant, celui-ci avait beaucoup appris sur le monde et comment il fonctionnait. Il avait ainsi pris connaissance de la religion, et bien qu'à ses yeux c'était un concept plutôt terrifiant, l'idée qu'une entité supérieure puisse guider leurs actions, qu'ils n'étaient pas tout à fait maîtres de leurs actes le laissait sans voix, il l'avait accepté et ne jugeait pas ceux qui se revendiquaient religieux. D'autant plus après les événements qu'il avait vécu -ou cru vivre- et les conversations qu'il avait eues. Il y avait quelques semaines de cela, Eren avait notamment discuté de ce sujet avec Tobias, qui lui était un fervent croyant dont la foi avait trouvé écho à travers un certain nombre d'événements dont il avait eu vent dans la presse à l'époque.</text:p>
      <text:p text:style-name="Text_20_body"/>
      <text:p text:style-name="Text_20_body">- Je ne vois pas pourquoi je vous aurais prise pour une menteuse. Pour être tout à fait honnête... Le concept même du mensonge m'échappe un peu. Je ne vois pas pourquoi une personne mentirait.</text:p>
      <text:p text:style-name="Text_20_body"/>
      <text:p text:style-name="Text_20_body">Son intervention effectuée, il laissa le soin à Marie-Madeleine de lui conter plus en détail son aventure. Après tout, elle avait tout de même échangé de corps avec une autre personne, ce n'était pas anodin. Si jusqu'à présent une curiosité certaine s'était dégagée de son attitude, la lueur qui s'alluma dans ses yeux à ce moment-là indiquait un intérêt profond pour ce qu'il entendait. Un ange, disait-elle ? Ou même des anges... Voilà qui était surprenant. Il y avait quelques mois de cela, Eren avait fait un rêve. Un rêve dans lequel une Entité -comme le disait si bien son interlocutrice du jour- lui était apparue. Il en avait donné quasiment la même description à Tobias. Semblant soudain vraiment peu sûr de lui, le blondin prit une inspiration avant de s'essayer à répondre à la question qui lui avait été posée.</text:p>
      <text:p text:style-name="Text_20_body"/>
      <text:p text:style-name="Text_20_body">- Eh bien... Non, je n'ai pour ainsi dire jamais rencontré d'Entité de ce genre. Par contre... Cela va vous sembler bête... J'en ai rêvé. Il y a quelques mois de cela, j'ai rêvé qu'un... Ange venait me voir. Je sais, c'est stupide puisqu'il ne s'agit que d'un songe, mais dans mes souvenirs -un peu flous je dois l'avouer- il ressemblait exactement à la description que vous venez de me faire, à ceci près qu'il avait de grandes ailes de plumes. C'est pour ça que je me permets de le mentionner. Et maintenant que vous le dites... Oui, je crois me souvenir d'une sorte de halo.</text:p>
      <text:p text:style-name="Text_20_body"/>
      <text:p text:style-name="Text_20_body">Pour une fois, Eren qui d'ordinaire n'avait jamais peur de dire tout ce qui lui passait par la tête, paraissait soudainement comme gêné par ce qu'il disait. Marie-Madeleine lui parlait d'aventures extraordinaires qu'elle avait vécues et en retour il lui parlait d'un stupide rêve dont il se rappelait à moitié. Comme pour se justifier, le garçon reprit la parole tout en cherchant quelque chose de plus croustillant à raconter.</text:p>
      <text:p text:style-name="Text_20_body"/>
      <text:p text:style-name="Text_20_body">- Cela m'a semblé tellement réel... Pensez-vous que je suis stupide de comparer mes rêves avec vos histoires ?</text:p>
      <text:p text:style-name="P1">Dans un geste encourageant, Marie-Madeleine ponctua la question d'Eren en lui prenant la main. Elle s'était avancée sur sa chaise et semblait porter une attention toute particulière à son discours. Les épaules du garçon s'affaissèrent imperceptiblement lorsqu'elle lui admit qu'il n'était pas stupide de comparer des rêves de la sorte à son histoire. Rassuré, le garçon se détendit légèrement et lui offrit un grand sourire en inclinant légèrement la tête sur le côté. Ainsi dans la bible les anges n'étaient que des visions ? Le blondin connaissait ce livre, mais n'avait pas encore eu l'occasion de le découvrir, n'ayant que récemment appris à lire. Alors ce songe avait peut-être un véritable sens ? Pendant quelques secondes le garçon resta sans rien dire, digérant tant bien que mal ces informations. Depuis des mois maintenant il cherchait des réponses, par le biais notamment de ses conversations avec Tobias -qu'il n'avait pas vu depuis un certain temps – et cette jeune fille semblait se poser les mêmes questions que lui. De plus, de son propre aveu cette dernière était une catholique pratiquante. Bien qu'Eren n'ait pas encore percé toutes les subtilités de ce que cela impliquait, il savait que de ce fait elle savait certaines choses à propos des Anges et par conséquent qu'elle pourrait l'aider.</text:p>
      <text:p text:style-name="Text_20_body"/>
      <text:p text:style-name="Text_20_body">- Eh bien... Je crois qu'il s'agissait plutôt d'une femme...elle ? Je ne sais pas trop comment on dit pour les Anges... Elle avait de grandes ailes blanches faites de plumes et savait voler. Pour le reste... C'est assez flou, alors j'ai peur de dire des bêtises. Il me semble que ses cheveux étaient rouges, tout comme ses yeux. Ça a été assez rapide donc bon... Par contre je me souviens très bien d'une chose : ce qu'elle m'a dit. Elle a dit « Il est l'heure d'aller à sa rencontre. Bonne chance... tu en auras besoin. ». Je dois vous avouer que le sens de ces mots m'échappe toujours... Je ne sais pas qui je dois rencontrer, ni pourquoi... Est-ce que la... blibe a un chapitre sur les messages que ces êtres nous envoient ?</text:p>
      <text:p text:style-name="Text_20_body"/>
      <text:p text:style-name="Text_20_body">Cela pouvait paraître étrange aux yeux d'une personne normale que Eren, un jeune homme de presque une vingtaine d'années, puisse demander des choses aussi simples à une petite fille qui avait plus ou moins la moitié de son âge. Pourtant le garçon ne semblait pas gêné le moins du monde par la situation. Il posait ses questions et attendait patiemment les réponses. Pire encore, discuter paranormal était devenu presque un quotidien pour lui, tant et si bien qu'il pourrait en parler à n'importe quel passant qu'il croiserait dans la rue, ce qui lui vaudrait sans aucun doute une sacrée déconvenue. Comme soudainement pris d'une intense réflexion, Eren plissa les yeux tout en dévisageant Marie-Madeleine du regard. Il reprit alors son discours un poil décousu sans vraiment attendre de réponse de celle-ci.</text:p>
      <text:p text:style-name="Text_20_body"/>
      <text:p text:style-name="Text_20_body">- Excusez-moi mais... D'où venez-vous ? C'est la première fois que je vois une telle couleur de yeux, je crois.</text:p>
      <text:p text:style-name="Text_20_body"/>
      <text:p text:style-name="Text_20_body">C'était une autre des spécialités d'Eren, changer de sujet comme de chemise sans aucune raison apparente. En dehors de certaines conditions bien spécifiques, le blondin avait de légers troubles de la concentration, mais il ne s'en émouvait pas plus que ç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6-25T18:27:22.41</meta:creation-date>
    <dc:date>2015-07-20T23:18:51.30</dc:date>
    <meta:editing-duration>PT14H32M19S</meta:editing-duration>
    <meta:editing-cycles>384</meta:editing-cycles>
    <meta:generator>OpenOffice/4.1.1$Win32 OpenOffice.org_project/411m6$Build-9775</meta:generator>
    <meta:document-statistic meta:table-count="0" meta:image-count="0" meta:object-count="0" meta:page-count="4" meta:paragraph-count="18" meta:word-count="1845" meta:character-count="10990"/>
  </office:meta>
</office:document-meta>
</file>